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mingoCode" svg:font-family="CamingoCo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e8f2a1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draw:stroke="none" draw:marker-start="" draw:fill-color="#e8f2a1" draw:textarea-horizontal-align="justify" draw:textarea-vertical-align="middle" draw:auto-grow-height="false" fo:min-height="0.385cm" fo:min-width="1.123cm"/>
    </style:style>
    <style:style style:name="gr3" style:family="graphic" style:parent-style-name="standard">
      <style:graphic-properties draw:stroke="solid" draw:marker-start="" draw:fill-color="#e8f2a1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433cm" fo:min-width="3.818cm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3.433cm" fo:min-width="3.818cm"/>
    </style:style>
    <style:style style:name="gr6" style:family="graphic" style:parent-style-name="standard">
      <style:graphic-properties draw:stroke="none" draw:marker-start=""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stroke="none" draw:marker-start="" draw:textarea-horizontal-align="justify" draw:textarea-vertical-align="middle" draw:auto-grow-height="false" fo:min-height="0.385cm" fo:min-width="1.123cm"/>
    </style:style>
    <style:style style:name="gr8" style:family="graphic" style:parent-style-name="standard">
      <style:graphic-properties draw:stroke="solid" draw:marker-start="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1cm"/>
    </style:style>
    <style:style style:name="gr11" style:family="graphic" style:parent-style-name="standard">
      <style:graphic-properties draw:stroke="none" draw:marker-start="" draw:fill-color="#d4ea6b" draw:textarea-horizontal-align="justify" draw:textarea-vertical-align="middle" draw:auto-grow-height="false" fo:min-height="0.199cm" fo:min-width="0cm"/>
    </style:style>
    <style:style style:name="gr12" style:family="graphic" style:parent-style-name="standard">
      <style:graphic-properties draw:stroke="none" draw:marker-start="" draw:fill-color="#d4ea6b" draw:textarea-horizontal-align="justify" draw:textarea-vertical-align="middle" draw:auto-grow-height="false" fo:min-height="0.385cm" fo:min-width="1.123cm"/>
    </style:style>
    <style:style style:name="gr13" style:family="graphic" style:parent-style-name="standard">
      <style:graphic-properties draw:stroke="solid" draw:marker-start="" draw:fill-color="#d4ea6b" draw:textarea-horizontal-align="justify" draw:textarea-vertical-align="middle" draw:auto-grow-height="false" fo:min-height="0.199cm" fo:min-width="0cm"/>
    </style:style>
    <style:style style:name="gr14" style:family="graphic" style:parent-style-name="standard">
      <style:graphic-properties draw:stroke="none" draw:marker-start="" draw:fill-color="#ff5429"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stroke="none" draw:marker-start="" draw:fill-color="#ff5429" draw:textarea-horizontal-align="justify" draw:textarea-vertical-align="middle" draw:auto-grow-height="false" fo:min-height="0.385cm" fo:min-width="1.123cm"/>
    </style:style>
    <style:style style:name="gr16" style:family="graphic" style:parent-style-name="standard">
      <style:graphic-properties draw:stroke="solid" draw:marker-start="" draw:fill-color="#ff5429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18" style:family="graphic" style:parent-style-name="standard">
      <style:graphic-properties draw:stroke="none" draw:marker-start="" draw:fill-color="#5eb91e" draw:textarea-horizontal-align="justify" draw:textarea-vertical-align="middle" draw:auto-grow-height="false" fo:min-height="0.199cm" fo:min-width="0cm"/>
    </style:style>
    <style:style style:name="gr19" style:family="graphic" style:parent-style-name="standard">
      <style:graphic-properties draw:stroke="none" draw:marker-start="" draw:fill-color="#5eb91e" draw:textarea-horizontal-align="justify" draw:textarea-vertical-align="middle" draw:auto-grow-height="false" fo:min-height="0.385cm" fo:min-width="1.123cm"/>
    </style:style>
    <style:style style:name="gr20" style:family="graphic" style:parent-style-name="standard">
      <style:graphic-properties draw:stroke="solid" draw:marker-start="" draw:fill-color="#5eb91e" draw:textarea-horizontal-align="justify" draw:textarea-vertical-align="middle" draw:auto-grow-height="false" fo:min-height="0.199cm" fo:min-width="0cm"/>
    </style:style>
    <style:style style:name="gr21" style:family="graphic" style:parent-style-name="standard">
      <style:graphic-properties draw:stroke="none" draw:marker-start="" draw:fill-color="#355269" draw:textarea-horizontal-align="justify" draw:textarea-vertical-align="middle" draw:auto-grow-height="false" fo:min-height="0.199cm" fo:min-width="0cm"/>
    </style:style>
    <style:style style:name="gr22" style:family="graphic" style:parent-style-name="standard">
      <style:graphic-properties draw:stroke="none" draw:marker-start="" draw:fill-color="#355269" draw:textarea-horizontal-align="justify" draw:textarea-vertical-align="middle" draw:auto-grow-height="false" fo:min-height="0.385cm" fo:min-width="1.123cm"/>
    </style:style>
    <style:style style:name="gr23" style:family="graphic" style:parent-style-name="standard">
      <style:graphic-properties draw:stroke="solid" draw:marker-start="" draw:fill-color="#355269" draw:textarea-horizontal-align="justify" draw:textarea-vertical-align="middle" draw:auto-grow-height="false" fo:min-height="0.19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P1" style:family="paragraph">
      <loext:graphic-properties draw:fill-color="#e8f2a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mingoCode"/>
    </style:style>
    <style:style style:name="P4" style:family="paragraph">
      <loext:graphic-properties draw:fill-color="#d4ea6b"/>
      <style:paragraph-properties fo:text-align="center"/>
      <style:text-properties style:font-name="CamingoCode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-color="#d4ea6b"/>
      <style:paragraph-properties fo:text-align="center"/>
    </style:style>
    <style:style style:name="P7" style:family="paragraph">
      <loext:graphic-properties draw:fill-color="#ff5429"/>
      <style:paragraph-properties fo:text-align="center"/>
    </style:style>
    <style:style style:name="P8" style:family="paragraph">
      <loext:graphic-properties draw:fill-color="#5eb91e"/>
      <style:paragraph-properties fo:text-align="center"/>
    </style:style>
    <style:style style:name="P9" style:family="paragraph">
      <loext:graphic-properties draw:fill-color="#355269"/>
      <style:paragraph-properties fo:text-align="center"/>
    </style:style>
    <style:style style:name="T1" style:family="text">
      <style:text-properties style:font-name="CamingoCode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35cm" svg:height="0.635cm" svg:x="10.017cm" svg:y="5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623cm" svg:height="0.635cm" svg:x="8.676cm" svg:y="5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35cm" svg:height="0.635cm" svg:x="8.394cm" svg:y="5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3" draw:layer="layout" svg:width="4.318cm" svg:height="3.683cm" svg:x="2.651cm" svg:y="5.191cm">
          <text:p text:style-name="P2"><text:span text:style-name="T1">wh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18cm" svg:height="3.683cm" svg:x="10.525cm" svg:y="5.191cm">
          <text:p text:style-name="P2"><text:span text:style-name="T1">grep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0.635cm" svg:height="0.635cm" svg:x="8.239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623cm" svg:height="0.635cm" svg:x="6.898cm" svg:y="5.6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635cm" svg:height="0.635cm" svg:x="6.616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5" draw:layer="layout" svg:width="1.857cm" svg:height="0.86cm" svg:x="6.969cm" svg:y="4.683cm">
          <draw:text-box>
            <text:p><text:span text:style-name="T2">stdout</text:span></text:p>
          </draw:text-box>
        </draw:frame>
        <draw:frame draw:style-name="gr10" draw:text-style-name="P5" draw:layer="layout" svg:width="1.551cm" svg:height="0.806cm" svg:x="9.001cm" svg:y="6.29cm">
          <draw:text-box>
            <text:p><text:span text:style-name="T3">st</text:span><text:span text:style-name="T2">din</text:span></text:p>
          </draw:text-box>
        </draw:frame>
        <draw:g>
          <draw:custom-shape draw:style-name="gr11" draw:text-style-name="P6" draw:layer="layout" svg:width="0.635cm" svg:height="0.635cm" svg:x="16.085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1.623cm" svg:height="0.635cm" svg:x="14.744cm" svg:y="5.69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635cm" svg:height="0.635cm" svg:x="14.462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5" draw:layer="layout" svg:width="1.857cm" svg:height="0.86cm" svg:x="15.145cm" svg:y="4.683cm">
          <draw:text-box>
            <text:p><text:span text:style-name="T2">stdout</text:span></text:p>
          </draw:text-box>
        </draw:frame>
        <draw:g>
          <draw:custom-shape draw:style-name="gr14" draw:text-style-name="P7" draw:layer="layout" svg:width="0.635cm" svg:height="0.635cm" draw:transform="rotate (-0.479267412597643) translate (8.195cm 8.1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draw:layer="layout" svg:width="1.623cm" svg:height="0.635cm" draw:transform="rotate (-0.479267412597643) translate (7.005cm 7.526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0.635cm" svg:height="0.635cm" draw:transform="rotate (-0.479267412597643) translate (6.754cm 7.3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5" draw:layer="layout" svg:width="1.772cm" svg:height="0.806cm" svg:x="6.918cm" svg:y="8.957cm">
          <draw:text-box>
            <text:p><text:span text:style-name="T2">stderr</text:span></text:p>
          </draw:text-box>
        </draw:frame>
        <draw:g>
          <draw:custom-shape draw:style-name="gr14" draw:text-style-name="P7" draw:layer="layout" svg:width="0.635cm" svg:height="0.635cm" draw:transform="rotate (-0.479267412597643) translate (16.08cm 8.1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draw:layer="layout" svg:width="1.623cm" svg:height="0.635cm" draw:transform="rotate (-0.479267412597643) translate (14.89cm 7.526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0.635cm" svg:height="0.635cm" draw:transform="rotate (-0.479267412597643) translate (14.639cm 7.3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5" draw:layer="layout" svg:width="1.772cm" svg:height="0.806cm" svg:x="14.803cm" svg:y="8.957cm">
          <draw:text-box>
            <text:p><text:span text:style-name="T2">stderr</text:span></text:p>
          </draw:text-box>
        </draw:frame>
        <draw:g>
          <draw:custom-shape draw:style-name="gr18" draw:text-style-name="P8" draw:layer="layout" svg:width="0.635cm" svg:height="0.635cm" draw:transform="rotate (-0.488692190558412) translate (12.631cm 4.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8" draw:layer="layout" svg:width="1.623cm" svg:height="0.635cm" draw:transform="rotate (-0.488692190558412) translate (11.447cm 4.17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635cm" svg:height="0.635cm" draw:transform="rotate (-0.488692190558412) translate (11.197cm 4.0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9" draw:layer="layout" svg:width="0.635cm" svg:height="0.635cm" draw:transform="rotate (-0.488692190558412) translate (4.757cm 4.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9" draw:layer="layout" svg:width="1.623cm" svg:height="0.635cm" draw:transform="rotate (-0.488692190558412) translate (3.573cm 4.179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635cm" svg:height="0.635cm" draw:transform="rotate (-0.488692190558412) translate (3.323cm 4.0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9" draw:layer="layout" svg:width="0.635cm" svg:height="0.635cm" draw:transform="rotate (-0.488692190558412) translate (5.653cm 9.2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9" draw:layer="layout" svg:width="1.623cm" svg:height="0.635cm" draw:transform="rotate (-0.488692190558412) translate (4.469cm 8.624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0.635cm" svg:height="0.635cm" draw:transform="rotate (-0.488692190558412) translate (4.219cm 8.4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8" draw:layer="layout" svg:width="0.635cm" svg:height="0.635cm" draw:transform="rotate (-0.488692190558412) translate (13.4cm 9.1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8" draw:layer="layout" svg:width="1.623cm" svg:height="0.635cm" draw:transform="rotate (-0.488692190558412) translate (12.216cm 8.527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635cm" svg:height="0.635cm" draw:transform="rotate (-0.488692190558412) translate (11.966cm 8.3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5" draw:layer="layout" svg:width="2.492cm" svg:height="0.806cm" svg:x="5.112cm" svg:y="10.1cm">
          <draw:text-box>
            <text:p><text:span text:style-name="T2">exit code</text:span></text:p>
          </draw:text-box>
        </draw:frame>
        <draw:frame draw:style-name="gr24" draw:text-style-name="P5" draw:layer="layout" svg:width="2.492cm" svg:height="0.806cm" svg:x="12.938cm" svg:y="9.973cm">
          <draw:text-box>
            <text:p><text:span text:style-name="T2">exit code</text:span></text:p>
          </draw:text-box>
        </draw:frame>
        <draw:frame draw:style-name="gr25" draw:text-style-name="P5" draw:layer="layout" svg:width="3.683cm" svg:height="1.361cm" svg:x="3.667cm" svg:y="2.814cm">
          <draw:text-box>
            <text:p><text:span text:style-name="T2">command line options</text:span></text:p>
          </draw:text-box>
        </draw:frame>
        <draw:frame draw:style-name="gr25" draw:text-style-name="P5" draw:layer="layout" svg:width="3.683cm" svg:height="1.361cm" svg:x="11.414cm" svg:y="2.651cm">
          <draw:text-box>
            <text:p><text:span text:style-name="T2">command line op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mingoCode" svg:font-family="CamingoCo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11-04T16:08:44.035841197</meta:creation-date>
    <dc:date>2019-11-17T00:28:25.732825553</dc:date>
    <meta:editing-duration>PT13M14S</meta:editing-duration>
    <meta:editing-cycles>2</meta:editing-cycles>
    <meta:generator>LibreOffice/6.3.2.2$MacOSX_X86_64 LibreOffice_project/98b30e735bda24bc04ab42594c85f7fd8be07b9c</meta:generator>
    <meta:document-statistic meta:object-count="47"/>
  </office:meta>
</office:document-meta>
</file>